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2.1654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irect standard param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tandard by identifying base params first</text:p>
          </table:table-cell>
          <table:covered-table-cell table:style-name="ce3"/>
          <table:table-cell table:style-name="ce1" office:value-type="string" calcext:value-type="string">
            <text:p>diff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pprox <text:s text:c="8"/></text:p>
          </table:table-cell>
          <table:table-cell/>
          <table:table-cell office:value-type="string" calcext:value-type="string">
            <text:p>Approx <text:s text:c="8"/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1.0461" calcext:value-type="float">
            <text:p>11.0461</text:p>
          </table:table-cell>
          <table:table-cell/>
          <table:table-cell office:value-type="float" office:value="11.0461" calcext:value-type="float">
            <text:p>11.0461</text:p>
          </table:table-cell>
          <table:table-cell/>
          <table:table-cell table:formula="of:=[.C3]-[.E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0.02281339" calcext:value-type="float">
            <text:p>-0.02281339</text:p>
          </table:table-cell>
          <table:table-cell/>
          <table:table-cell office:value-type="float" office:value="-0.02281339" calcext:value-type="float">
            <text:p>-0.02281339</text:p>
          </table:table-cell>
          <table:table-cell/>
          <table:table-cell table:formula="of:=[.C4]-[.E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0.00073935" calcext:value-type="float">
            <text:p>-0.00073935</text:p>
          </table:table-cell>
          <table:table-cell/>
          <table:table-cell office:value-type="float" office:value="-0.00073935" calcext:value-type="float">
            <text:p>-0.00073935</text:p>
          </table:table-cell>
          <table:table-cell/>
          <table:table-cell table:formula="of:=[.C5]-[.E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3042286" calcext:value-type="float">
            <text:p>0.03042286</text:p>
          </table:table-cell>
          <table:table-cell/>
          <table:table-cell office:value-type="float" office:value="0.03042286" calcext:value-type="float">
            <text:p>0.03042286</text:p>
          </table:table-cell>
          <table:table-cell/>
          <table:table-cell table:formula="of:=[.C6]-[.E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9620824" calcext:value-type="float">
            <text:p>0.09620824</text:p>
          </table:table-cell>
          <table:table-cell/>
          <table:table-cell office:value-type="float" office:value="0.09620824" calcext:value-type="float">
            <text:p>0.09620824</text:p>
          </table:table-cell>
          <table:table-cell/>
          <table:table-cell table:formula="of:=[.C7]-[.E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0014081" calcext:value-type="float">
            <text:p>0.00014081</text:p>
          </table:table-cell>
          <table:table-cell/>
          <table:table-cell office:value-type="float" office:value="0.00014081" calcext:value-type="float">
            <text:p>0.00014081</text:p>
          </table:table-cell>
          <table:table-cell/>
          <table:table-cell table:formula="of:=[.C8]-[.E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0312577" calcext:value-type="float">
            <text:p>0.00312577</text:p>
          </table:table-cell>
          <table:table-cell/>
          <table:table-cell office:value-type="float" office:value="0.00312577" calcext:value-type="float">
            <text:p>0.00312577</text:p>
          </table:table-cell>
          <table:table-cell/>
          <table:table-cell table:formula="of:=[.C9]-[.E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9851132" calcext:value-type="float">
            <text:p>0.09851132</text:p>
          </table:table-cell>
          <table:table-cell/>
          <table:table-cell office:value-type="float" office:value="0.09851132" calcext:value-type="float">
            <text:p>0.09851132</text:p>
          </table:table-cell>
          <table:table-cell/>
          <table:table-cell table:formula="of:=[.C10]-[.E1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0013938" calcext:value-type="float">
            <text:p>0.00013938</text:p>
          </table:table-cell>
          <table:table-cell/>
          <table:table-cell office:value-type="float" office:value="0.00013938" calcext:value-type="float">
            <text:p>0.00013938</text:p>
          </table:table-cell>
          <table:table-cell/>
          <table:table-cell table:formula="of:=[.C11]-[.E1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8654151" calcext:value-type="float">
            <text:p>0.08654151</text:p>
          </table:table-cell>
          <table:table-cell/>
          <table:table-cell office:value-type="float" office:value="0.08654151" calcext:value-type="float">
            <text:p>0.08654151</text:p>
          </table:table-cell>
          <table:table-cell/>
          <table:table-cell table:formula="of:=[.C12]-[.E1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1.81746" calcext:value-type="float">
            <text:p>1.81746</text:p>
          </table:table-cell>
          <table:table-cell/>
          <table:table-cell office:value-type="float" office:value="1.81746" calcext:value-type="float">
            <text:p>1.81746</text:p>
          </table:table-cell>
          <table:table-cell/>
          <table:table-cell table:formula="of:=[.C13]-[.E1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0.75840449" calcext:value-type="float">
            <text:p>-0.75840449</text:p>
          </table:table-cell>
          <table:table-cell/>
          <table:table-cell office:value-type="float" office:value="-0.75840449" calcext:value-type="float">
            <text:p>-0.75840449</text:p>
          </table:table-cell>
          <table:table-cell/>
          <table:table-cell table:formula="of:=[.C14]-[.E1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3.7797553" calcext:value-type="float">
            <text:p>-3.7797553</text:p>
          </table:table-cell>
          <table:table-cell/>
          <table:table-cell office:value-type="float" office:value="-3.77975987" calcext:value-type="float">
            <text:p>-3.77975987</text:p>
          </table:table-cell>
          <table:table-cell/>
          <table:table-cell table:formula="of:=[.C15]-[.E15]" office:value-type="float" office:value="0.00000456999999975949" calcext:value-type="float">
            <text:p>0.00000457</text:p>
          </table:table-cell>
        </table:table-row>
        <table:table-row table:style-name="ro2">
          <table:table-cell table:number-columns-repeated="2"/>
          <table:table-cell office:value-type="float" office:value="4.2634158" calcext:value-type="float">
            <text:p>4.2634158</text:p>
          </table:table-cell>
          <table:table-cell/>
          <table:table-cell office:value-type="float" office:value="4.2634129" calcext:value-type="float">
            <text:p>4.2634129</text:p>
          </table:table-cell>
          <table:table-cell/>
          <table:table-cell table:formula="of:=[.C16]-[.E16]" office:value-type="float" office:value="0.0000029000000001389" calcext:value-type="float">
            <text:p>0.0000029</text:p>
          </table:table-cell>
        </table:table-row>
        <table:table-row table:style-name="ro2">
          <table:table-cell table:number-columns-repeated="2"/>
          <table:table-cell office:value-type="float" office:value="-58.99087196" calcext:value-type="float">
            <text:p>-58.99087196</text:p>
          </table:table-cell>
          <table:table-cell/>
          <table:table-cell office:value-type="float" office:value="-58.9908898" calcext:value-type="float">
            <text:p>-58.9908898</text:p>
          </table:table-cell>
          <table:table-cell/>
          <table:table-cell table:formula="of:=[.C17]-[.E17]" office:value-type="float" office:value="0.0000178399999981593" calcext:value-type="float">
            <text:p>0.00001784</text:p>
          </table:table-cell>
        </table:table-row>
        <table:table-row table:style-name="ro2">
          <table:table-cell table:number-columns-repeated="2"/>
          <table:table-cell office:value-type="float" office:value="5.20993225" calcext:value-type="float">
            <text:p>5.20993225</text:p>
          </table:table-cell>
          <table:table-cell/>
          <table:table-cell office:value-type="float" office:value="5.20993855" calcext:value-type="float">
            <text:p>5.20993855</text:p>
          </table:table-cell>
          <table:table-cell/>
          <table:table-cell table:formula="of:=[.C18]-[.E18]" office:value-type="float" office:value="-0.00000630000000079178" calcext:value-type="float">
            <text:p>-0.0000063</text:p>
          </table:table-cell>
        </table:table-row>
        <table:table-row table:style-name="ro2">
          <table:table-cell table:number-columns-repeated="2"/>
          <table:table-cell office:value-type="float" office:value="-5.87645889" calcext:value-type="float">
            <text:p>-5.87645889</text:p>
          </table:table-cell>
          <table:table-cell/>
          <table:table-cell office:value-type="float" office:value="-5.87645489" calcext:value-type="float">
            <text:p>-5.87645489</text:p>
          </table:table-cell>
          <table:table-cell/>
          <table:table-cell table:formula="of:=[.C19]-[.E19]" office:value-type="float" office:value="-0.00000400000000055911" calcext:value-type="float">
            <text:p>-0.000004</text:p>
          </table:table-cell>
        </table:table-row>
        <table:table-row table:style-name="ro2">
          <table:table-cell table:number-columns-repeated="2"/>
          <table:table-cell office:value-type="float" office:value="-36.86614322" calcext:value-type="float">
            <text:p>-36.86614322</text:p>
          </table:table-cell>
          <table:table-cell/>
          <table:table-cell office:value-type="float" office:value="-36.86609468" calcext:value-type="float">
            <text:p>-36.86609468</text:p>
          </table:table-cell>
          <table:table-cell/>
          <table:table-cell table:formula="of:=[.C20]-[.E20]" office:value-type="float" office:value="-0.0000485399999945457" calcext:value-type="float">
            <text:p>-0.00004854</text:p>
          </table:table-cell>
        </table:table-row>
        <table:table-row table:style-name="ro2">
          <table:table-cell table:number-columns-repeated="2"/>
          <table:table-cell office:value-type="float" office:value="-34.3260674" calcext:value-type="float">
            <text:p>-34.3260674</text:p>
          </table:table-cell>
          <table:table-cell/>
          <table:table-cell office:value-type="float" office:value="-34.32608627" calcext:value-type="float">
            <text:p>-34.32608627</text:p>
          </table:table-cell>
          <table:table-cell/>
          <table:table-cell table:formula="of:=[.C21]-[.E21]" office:value-type="float" office:value="0.0000188699999981168" calcext:value-type="float">
            <text:p>0.00001887</text:p>
          </table:table-cell>
        </table:table-row>
        <table:table-row table:style-name="ro2">
          <table:table-cell table:number-columns-repeated="2"/>
          <table:table-cell office:value-type="float" office:value="-29.26087281" calcext:value-type="float">
            <text:p>-29.26087281</text:p>
          </table:table-cell>
          <table:table-cell/>
          <table:table-cell office:value-type="float" office:value="-29.26093528" calcext:value-type="float">
            <text:p>-29.26093528</text:p>
          </table:table-cell>
          <table:table-cell/>
          <table:table-cell table:formula="of:=[.C22]-[.E22]" office:value-type="float" office:value="0.0000624699999995926" calcext:value-type="float">
            <text:p>0.00006247</text:p>
          </table:table-cell>
        </table:table-row>
        <table:table-row table:style-name="ro2">
          <table:table-cell table:number-columns-repeated="2"/>
          <table:table-cell office:value-type="float" office:value="4.44006453" calcext:value-type="float">
            <text:p>4.44006453</text:p>
          </table:table-cell>
          <table:table-cell/>
          <table:table-cell office:value-type="float" office:value="4.44006482" calcext:value-type="float">
            <text:p>4.44006482</text:p>
          </table:table-cell>
          <table:table-cell/>
          <table:table-cell table:formula="of:=[.C23]-[.E23]" office:value-type="float" office:value="-0.00000029000000001389" calcext:value-type="float">
            <text:p>-0.00000029</text:p>
          </table:table-cell>
        </table:table-row>
        <table:table-row table:style-name="ro2">
          <table:table-cell table:number-columns-repeated="2"/>
          <table:table-cell office:value-type="float" office:value="-0.29999418" calcext:value-type="float">
            <text:p>-0.29999418</text:p>
          </table:table-cell>
          <table:table-cell/>
          <table:table-cell office:value-type="float" office:value="-0.29999416" calcext:value-type="float">
            <text:p>-0.29999416</text:p>
          </table:table-cell>
          <table:table-cell/>
          <table:table-cell table:formula="of:=[.C24]-[.E24]" office:value-type="float" office:value="-0.0000000199999999894729" calcext:value-type="float">
            <text:p>-0.00000002</text:p>
          </table:table-cell>
        </table:table-row>
        <table:table-row table:style-name="ro2">
          <table:table-cell table:number-columns-repeated="2"/>
          <table:table-cell office:value-type="float" office:value="-0.16189742" calcext:value-type="float">
            <text:p>-0.16189742</text:p>
          </table:table-cell>
          <table:table-cell/>
          <table:table-cell office:value-type="float" office:value="-0.16189741" calcext:value-type="float">
            <text:p>-0.16189741</text:p>
          </table:table-cell>
          <table:table-cell/>
          <table:table-cell table:formula="of:=[.C25]-[.E25]" office:value-type="float" office:value="-0.000000010000000022492" calcext:value-type="float">
            <text:p>-0.00000001</text:p>
          </table:table-cell>
        </table:table-row>
        <table:table-row table:style-name="ro2">
          <table:table-cell table:number-columns-repeated="2"/>
          <table:table-cell office:value-type="float" office:value="-0.2058582" calcext:value-type="float">
            <text:p>-0.2058582</text:p>
          </table:table-cell>
          <table:table-cell/>
          <table:table-cell office:value-type="float" office:value="-0.20585747" calcext:value-type="float">
            <text:p>-0.20585747</text:p>
          </table:table-cell>
          <table:table-cell/>
          <table:table-cell table:formula="of:=[.C26]-[.E26]" office:value-type="float" office:value="-0.000000729999999976583" calcext:value-type="float">
            <text:p>-0.00000073</text:p>
          </table:table-cell>
        </table:table-row>
        <table:table-row table:style-name="ro2">
          <table:table-cell table:number-columns-repeated="2"/>
          <table:table-cell office:value-type="float" office:value="-3.00464459" calcext:value-type="float">
            <text:p>-3.00464459</text:p>
          </table:table-cell>
          <table:table-cell/>
          <table:table-cell office:value-type="float" office:value="-3.00464772" calcext:value-type="float">
            <text:p>-3.00464772</text:p>
          </table:table-cell>
          <table:table-cell/>
          <table:table-cell table:formula="of:=[.C27]-[.E27]" office:value-type="float" office:value="0.00000313000000007335" calcext:value-type="float">
            <text:p>0.00000313</text:p>
          </table:table-cell>
        </table:table-row>
        <table:table-row table:style-name="ro2">
          <table:table-cell table:number-columns-repeated="2"/>
          <table:table-cell office:value-type="float" office:value="1.10804195" calcext:value-type="float">
            <text:p>1.10804195</text:p>
          </table:table-cell>
          <table:table-cell/>
          <table:table-cell office:value-type="float" office:value="1.10804193" calcext:value-type="float">
            <text:p>1.10804193</text:p>
          </table:table-cell>
          <table:table-cell/>
          <table:table-cell table:formula="of:=[.C28]-[.E28]" office:value-type="float" office:value="0.0000000200000001004952" calcext:value-type="float">
            <text:p>0.00000002</text:p>
          </table:table-cell>
        </table:table-row>
        <table:table-row table:style-name="ro2">
          <table:table-cell table:number-columns-repeated="2"/>
          <table:table-cell office:value-type="float" office:value="0.87039761" calcext:value-type="float">
            <text:p>0.87039761</text:p>
          </table:table-cell>
          <table:table-cell/>
          <table:table-cell office:value-type="float" office:value="0.87039663" calcext:value-type="float">
            <text:p>0.87039663</text:p>
          </table:table-cell>
          <table:table-cell/>
          <table:table-cell table:formula="of:=[.C29]-[.E29]" office:value-type="float" office:value="0.000000980000000039283" calcext:value-type="float">
            <text:p>0.00000098</text:p>
          </table:table-cell>
        </table:table-row>
        <table:table-row table:style-name="ro2">
          <table:table-cell table:number-columns-repeated="2"/>
          <table:table-cell office:value-type="float" office:value="0.23685116" calcext:value-type="float">
            <text:p>0.23685116</text:p>
          </table:table-cell>
          <table:table-cell/>
          <table:table-cell office:value-type="float" office:value="0.23684919" calcext:value-type="float">
            <text:p>0.23684919</text:p>
          </table:table-cell>
          <table:table-cell/>
          <table:table-cell table:formula="of:=[.C30]-[.E30]" office:value-type="float" office:value="0.00000196999999999004" calcext:value-type="float">
            <text:p>0.00000197</text:p>
          </table:table-cell>
        </table:table-row>
        <table:table-row table:style-name="ro2">
          <table:table-cell table:number-columns-repeated="2"/>
          <table:table-cell office:value-type="float" office:value="4.05639617" calcext:value-type="float">
            <text:p>4.05639617</text:p>
          </table:table-cell>
          <table:table-cell/>
          <table:table-cell office:value-type="float" office:value="4.05639564" calcext:value-type="float">
            <text:p>4.05639564</text:p>
          </table:table-cell>
          <table:table-cell/>
          <table:table-cell table:formula="of:=[.C31]-[.E31]" office:value-type="float" office:value="0.000000530000000331654" calcext:value-type="float">
            <text:p>0.00000053</text:p>
          </table:table-cell>
        </table:table-row>
        <table:table-row table:style-name="ro2">
          <table:table-cell table:number-columns-repeated="2"/>
          <table:table-cell office:value-type="float" office:value="-6.35038476" calcext:value-type="float">
            <text:p>-6.35038476</text:p>
          </table:table-cell>
          <table:table-cell/>
          <table:table-cell office:value-type="float" office:value="-6.35038357" calcext:value-type="float">
            <text:p>-6.35038357</text:p>
          </table:table-cell>
          <table:table-cell/>
          <table:table-cell table:formula="of:=[.C32]-[.E32]" office:value-type="float" office:value="-0.00000118999999987324" calcext:value-type="float">
            <text:p>-0.00000119</text:p>
          </table:table-cell>
        </table:table-row>
        <table:table-row table:style-name="ro2">
          <table:table-cell table:number-columns-repeated="2"/>
          <table:table-cell office:value-type="float" office:value="2.66039113" calcext:value-type="float">
            <text:p>2.66039113</text:p>
          </table:table-cell>
          <table:table-cell/>
          <table:table-cell office:value-type="float" office:value="2.66040337" calcext:value-type="float">
            <text:p>2.66040337</text:p>
          </table:table-cell>
          <table:table-cell/>
          <table:table-cell table:formula="of:=[.C33]-[.E33]" office:value-type="float" office:value="-0.0000122400000002187" calcext:value-type="float">
            <text:p>-0.00001224</text:p>
          </table:table-cell>
        </table:table-row>
        <table:table-row table:style-name="ro2">
          <table:table-cell table:number-columns-repeated="2"/>
          <table:table-cell office:value-type="float" office:value="-1.51530141" calcext:value-type="float">
            <text:p>-1.51530141</text:p>
          </table:table-cell>
          <table:table-cell/>
          <table:table-cell office:value-type="float" office:value="-1.51529469" calcext:value-type="float">
            <text:p>-1.51529469</text:p>
          </table:table-cell>
          <table:table-cell/>
          <table:table-cell table:formula="of:=[.C34]-[.E34]" office:value-type="float" office:value="-0.00000671999999979356" calcext:value-type="float">
            <text:p>-0.00000672</text:p>
          </table:table-cell>
        </table:table-row>
        <table:table-row table:style-name="ro2">
          <table:table-cell table:number-columns-repeated="2"/>
          <table:table-cell office:value-type="float" office:value="0.08521307" calcext:value-type="float">
            <text:p>0.08521307</text:p>
          </table:table-cell>
          <table:table-cell/>
          <table:table-cell office:value-type="float" office:value="0.08521301" calcext:value-type="float">
            <text:p>0.08521301</text:p>
          </table:table-cell>
          <table:table-cell/>
          <table:table-cell table:formula="of:=[.C35]-[.E35]" office:value-type="float" office:value="0.0000000599999999961742" calcext:value-type="float">
            <text:p>0.00000006</text:p>
          </table:table-cell>
        </table:table-row>
        <table:table-row table:style-name="ro2">
          <table:table-cell table:number-columns-repeated="2"/>
          <table:table-cell office:value-type="float" office:value="-0.02651717" calcext:value-type="float">
            <text:p>-0.02651717</text:p>
          </table:table-cell>
          <table:table-cell/>
          <table:table-cell office:value-type="float" office:value="-0.02651465" calcext:value-type="float">
            <text:p>-0.02651465</text:p>
          </table:table-cell>
          <table:table-cell/>
          <table:table-cell table:formula="of:=[.C36]-[.E36]" office:value-type="float" office:value="-0.00000251999999999891" calcext:value-type="float">
            <text:p>-0.00000252</text:p>
          </table:table-cell>
        </table:table-row>
        <table:table-row table:style-name="ro2">
          <table:table-cell table:number-columns-repeated="2"/>
          <table:table-cell office:value-type="float" office:value="-0.94471991" calcext:value-type="float">
            <text:p>-0.94471991</text:p>
          </table:table-cell>
          <table:table-cell/>
          <table:table-cell office:value-type="float" office:value="-0.94470637" calcext:value-type="float">
            <text:p>-0.94470637</text:p>
          </table:table-cell>
          <table:table-cell/>
          <table:table-cell table:formula="of:=[.C37]-[.E37]" office:value-type="float" office:value="-0.0000135399999999786" calcext:value-type="float">
            <text:p>-0.00001354</text:p>
          </table:table-cell>
        </table:table-row>
        <table:table-row table:style-name="ro2">
          <table:table-cell table:number-columns-repeated="2"/>
          <table:table-cell office:value-type="float" office:value="-1.16737578" calcext:value-type="float">
            <text:p>-1.16737578</text:p>
          </table:table-cell>
          <table:table-cell/>
          <table:table-cell office:value-type="float" office:value="-1.16737563" calcext:value-type="float">
            <text:p>-1.16737563</text:p>
          </table:table-cell>
          <table:table-cell/>
          <table:table-cell table:formula="of:=[.C38]-[.E38]" office:value-type="float" office:value="-0.000000149999999976558" calcext:value-type="float">
            <text:p>-0.00000015</text:p>
          </table:table-cell>
        </table:table-row>
        <table:table-row table:style-name="ro2">
          <table:table-cell table:number-columns-repeated="2"/>
          <table:table-cell office:value-type="float" office:value="-1.37278577" calcext:value-type="float">
            <text:p>-1.37278577</text:p>
          </table:table-cell>
          <table:table-cell/>
          <table:table-cell office:value-type="float" office:value="-1.372796" calcext:value-type="float">
            <text:p>-1.372796</text:p>
          </table:table-cell>
          <table:table-cell/>
          <table:table-cell table:formula="of:=[.C39]-[.E39]" office:value-type="float" office:value="0.00001023" calcext:value-type="float">
            <text:p>0.00001023</text:p>
          </table:table-cell>
        </table:table-row>
        <table:table-row table:style-name="ro2">
          <table:table-cell table:number-columns-repeated="2"/>
          <table:table-cell office:value-type="float" office:value="-7.02371296" calcext:value-type="float">
            <text:p>-7.02371296</text:p>
          </table:table-cell>
          <table:table-cell/>
          <table:table-cell office:value-type="float" office:value="-7.02368239" calcext:value-type="float">
            <text:p>-7.02368239</text:p>
          </table:table-cell>
          <table:table-cell/>
          <table:table-cell table:formula="of:=[.C40]-[.E40]" office:value-type="float" office:value="-0.000030569999999841" calcext:value-type="float">
            <text:p>-0.00003057</text:p>
          </table:table-cell>
        </table:table-row>
        <table:table-row table:style-name="ro2">
          <table:table-cell table:number-columns-repeated="2"/>
          <table:table-cell office:value-type="float" office:value="-1.99758475" calcext:value-type="float">
            <text:p>-1.99758475</text:p>
          </table:table-cell>
          <table:table-cell/>
          <table:table-cell office:value-type="float" office:value="-1.99758407" calcext:value-type="float">
            <text:p>-1.99758407</text:p>
          </table:table-cell>
          <table:table-cell/>
          <table:table-cell table:formula="of:=[.C41]-[.E41]" office:value-type="float" office:value="-0.000000680000000086167" calcext:value-type="float">
            <text:p>-0.00000068</text:p>
          </table:table-cell>
        </table:table-row>
        <table:table-row table:style-name="ro2">
          <table:table-cell table:number-columns-repeated="2"/>
          <table:table-cell office:value-type="float" office:value="-9.84888859" calcext:value-type="float">
            <text:p>-9.84888859</text:p>
          </table:table-cell>
          <table:table-cell/>
          <table:table-cell office:value-type="float" office:value="-9.84885347" calcext:value-type="float">
            <text:p>-9.84885347</text:p>
          </table:table-cell>
          <table:table-cell/>
          <table:table-cell table:formula="of:=[.C42]-[.E42]" office:value-type="float" office:value="-0.000035119999999722" calcext:value-type="float">
            <text:p>-0.00003512</text:p>
          </table:table-cell>
        </table:table-row>
        <table:table-row table:style-name="ro2">
          <table:table-cell table:number-columns-repeated="2"/>
          <table:table-cell office:value-type="float" office:value="0.06800911" calcext:value-type="float">
            <text:p>0.06800911</text:p>
          </table:table-cell>
          <table:table-cell/>
          <table:table-cell office:value-type="float" office:value="0.06801554" calcext:value-type="float">
            <text:p>0.06801554</text:p>
          </table:table-cell>
          <table:table-cell/>
          <table:table-cell table:formula="of:=[.C43]-[.E43]" office:value-type="float" office:value="-0.00000643000000000171" calcext:value-type="float">
            <text:p>-0.00000643</text:p>
          </table:table-cell>
        </table:table-row>
        <table:table-row table:style-name="ro2">
          <table:table-cell table:number-columns-repeated="2"/>
          <table:table-cell office:value-type="float" office:value="11.47848335" calcext:value-type="float">
            <text:p>11.47848335</text:p>
          </table:table-cell>
          <table:table-cell/>
          <table:table-cell office:value-type="float" office:value="11.47741075" calcext:value-type="float">
            <text:p>11.47741075</text:p>
          </table:table-cell>
          <table:table-cell/>
          <table:table-cell table:formula="of:=[.C44]-[.E44]" office:value-type="float" office:value="0.00107259999999876" calcext:value-type="float">
            <text:p>0.0010726</text:p>
          </table:table-cell>
        </table:table-row>
        <table:table-row table:style-name="ro2">
          <table:table-cell table:number-columns-repeated="2"/>
          <table:table-cell office:value-type="float" office:value="-2.09244452" calcext:value-type="float">
            <text:p>-2.09244452</text:p>
          </table:table-cell>
          <table:table-cell/>
          <table:table-cell office:value-type="float" office:value="-2.09225968" calcext:value-type="float">
            <text:p>-2.09225968</text:p>
          </table:table-cell>
          <table:table-cell/>
          <table:table-cell table:formula="of:=[.C45]-[.E45]" office:value-type="float" office:value="-0.000184839999999742" calcext:value-type="float">
            <text:p>-0.00018484</text:p>
          </table:table-cell>
        </table:table-row>
        <table:table-row table:style-name="ro2">
          <table:table-cell table:number-columns-repeated="2"/>
          <table:table-cell office:value-type="float" office:value="-5.22293857" calcext:value-type="float">
            <text:p>-5.22293857</text:p>
          </table:table-cell>
          <table:table-cell/>
          <table:table-cell office:value-type="float" office:value="-5.22236559" calcext:value-type="float">
            <text:p>-5.22236559</text:p>
          </table:table-cell>
          <table:table-cell/>
          <table:table-cell table:formula="of:=[.C46]-[.E46]" office:value-type="float" office:value="-0.000572980000000278" calcext:value-type="float">
            <text:p>-0.00057298</text:p>
          </table:table-cell>
        </table:table-row>
        <table:table-row table:style-name="ro2">
          <table:table-cell table:number-columns-repeated="2"/>
          <table:table-cell office:value-type="float" office:value="-1.59909556" calcext:value-type="float">
            <text:p>-1.59909556</text:p>
          </table:table-cell>
          <table:table-cell/>
          <table:table-cell office:value-type="float" office:value="-1.59883996" calcext:value-type="float">
            <text:p>-1.59883996</text:p>
          </table:table-cell>
          <table:table-cell/>
          <table:table-cell table:formula="of:=[.C47]-[.E47]" office:value-type="float" office:value="-0.0002555999999998" calcext:value-type="float">
            <text:p>-0.0002556</text:p>
          </table:table-cell>
        </table:table-row>
        <table:table-row table:style-name="ro2">
          <table:table-cell table:number-columns-repeated="2"/>
          <table:table-cell office:value-type="float" office:value="-0.52987963" calcext:value-type="float">
            <text:p>-0.52987963</text:p>
          </table:table-cell>
          <table:table-cell/>
          <table:table-cell office:value-type="float" office:value="-0.52973722" calcext:value-type="float">
            <text:p>-0.52973722</text:p>
          </table:table-cell>
          <table:table-cell/>
          <table:table-cell table:formula="of:=[.C48]-[.E48]" office:value-type="float" office:value="-0.000142410000000037" calcext:value-type="float">
            <text:p>-0.00014241</text:p>
          </table:table-cell>
        </table:table-row>
        <table:table-row table:style-name="ro2">
          <table:table-cell table:number-columns-repeated="2"/>
          <table:table-cell office:value-type="float" office:value="-1.72694791" calcext:value-type="float">
            <text:p>-1.72694791</text:p>
          </table:table-cell>
          <table:table-cell/>
          <table:table-cell office:value-type="float" office:value="-1.72650492" calcext:value-type="float">
            <text:p>-1.72650492</text:p>
          </table:table-cell>
          <table:table-cell/>
          <table:table-cell table:formula="of:=[.C49]-[.E49]" office:value-type="float" office:value="-0.000442990000000032" calcext:value-type="float">
            <text:p>-0.00044299</text:p>
          </table:table-cell>
        </table:table-row>
        <table:table-row table:style-name="ro2">
          <table:table-cell table:number-columns-repeated="2"/>
          <table:table-cell office:value-type="float" office:value="-12.2548032" calcext:value-type="float">
            <text:p>-12.2548032</text:p>
          </table:table-cell>
          <table:table-cell/>
          <table:table-cell office:value-type="float" office:value="-12.25373602" calcext:value-type="float">
            <text:p>-12.25373602</text:p>
          </table:table-cell>
          <table:table-cell/>
          <table:table-cell table:formula="of:=[.C50]-[.E50]" office:value-type="float" office:value="-0.00106717999999972" calcext:value-type="float">
            <text:p>-0.00106718</text:p>
          </table:table-cell>
        </table:table-row>
        <table:table-row table:style-name="ro2">
          <table:table-cell table:number-columns-repeated="2"/>
          <table:table-cell office:value-type="float" office:value="0.66833279" calcext:value-type="float">
            <text:p>0.66833279</text:p>
          </table:table-cell>
          <table:table-cell/>
          <table:table-cell office:value-type="float" office:value="0.6682559" calcext:value-type="float">
            <text:p>0.6682559</text:p>
          </table:table-cell>
          <table:table-cell/>
          <table:table-cell table:formula="of:=[.C51]-[.E51]" office:value-type="float" office:value="0.0000768899999999961" calcext:value-type="float">
            <text:p>0.00007689</text:p>
          </table:table-cell>
        </table:table-row>
        <table:table-row table:style-name="ro2">
          <table:table-cell table:number-columns-repeated="2"/>
          <table:table-cell office:value-type="float" office:value="-14.52317697" calcext:value-type="float">
            <text:p>-14.52317697</text:p>
          </table:table-cell>
          <table:table-cell/>
          <table:table-cell office:value-type="float" office:value="-14.52233473" calcext:value-type="float">
            <text:p>-14.52233473</text:p>
          </table:table-cell>
          <table:table-cell/>
          <table:table-cell table:formula="of:=[.C52]-[.E52]" office:value-type="float" office:value="-0.000842239999998995" calcext:value-type="float">
            <text:p>-0.00084224</text:p>
          </table:table-cell>
        </table:table-row>
        <table:table-row table:style-name="ro2">
          <table:table-cell table:number-columns-repeated="2"/>
          <table:table-cell office:value-type="float" office:value="1.30636819" calcext:value-type="float">
            <text:p>1.30636819</text:p>
          </table:table-cell>
          <table:table-cell/>
          <table:table-cell office:value-type="float" office:value="1.30637475" calcext:value-type="float">
            <text:p>1.30637475</text:p>
          </table:table-cell>
          <table:table-cell/>
          <table:table-cell table:formula="of:=[.C53]-[.E53]" office:value-type="float" office:value="-0.00000656000000009982" calcext:value-type="float">
            <text:p>-0.00000656</text:p>
          </table:table-cell>
        </table:table-row>
        <table:table-row table:style-name="ro2">
          <table:table-cell table:number-columns-repeated="2"/>
          <table:table-cell office:value-type="float" office:value="0.01752723" calcext:value-type="float">
            <text:p>0.01752723</text:p>
          </table:table-cell>
          <table:table-cell/>
          <table:table-cell office:value-type="float" office:value="0.01752714" calcext:value-type="float">
            <text:p>0.01752714</text:p>
          </table:table-cell>
          <table:table-cell/>
          <table:table-cell table:formula="of:=[.C54]-[.E54]" office:value-type="float" office:value="0.0000000900000000012002" calcext:value-type="float">
            <text:p>0.00000009</text:p>
          </table:table-cell>
        </table:table-row>
        <table:table-row table:style-name="ro2">
          <table:table-cell table:number-columns-repeated="2"/>
          <table:table-cell office:value-type="float" office:value="0.62751173" calcext:value-type="float">
            <text:p>0.62751173</text:p>
          </table:table-cell>
          <table:table-cell/>
          <table:table-cell office:value-type="float" office:value="0.62750858" calcext:value-type="float">
            <text:p>0.62750858</text:p>
          </table:table-cell>
          <table:table-cell/>
          <table:table-cell table:formula="of:=[.C55]-[.E55]" office:value-type="float" office:value="0.00000315000000006282" calcext:value-type="float">
            <text:p>0.00000315</text:p>
          </table:table-cell>
        </table:table-row>
        <table:table-row table:style-name="ro2">
          <table:table-cell table:number-columns-repeated="2"/>
          <table:table-cell office:value-type="float" office:value="0.2366557" calcext:value-type="float">
            <text:p>0.2366557</text:p>
          </table:table-cell>
          <table:table-cell/>
          <table:table-cell office:value-type="float" office:value="0.2366522" calcext:value-type="float">
            <text:p>0.2366522</text:p>
          </table:table-cell>
          <table:table-cell/>
          <table:table-cell table:formula="of:=[.C56]-[.E56]" office:value-type="float" office:value="0.00000349999999998962" calcext:value-type="float">
            <text:p>0.0000035</text:p>
          </table:table-cell>
        </table:table-row>
        <table:table-row table:style-name="ro2">
          <table:table-cell table:number-columns-repeated="2"/>
          <table:table-cell office:value-type="float" office:value="-0.40805875" calcext:value-type="float">
            <text:p>-0.40805875</text:p>
          </table:table-cell>
          <table:table-cell/>
          <table:table-cell office:value-type="float" office:value="-0.40806619" calcext:value-type="float">
            <text:p>-0.40806619</text:p>
          </table:table-cell>
          <table:table-cell/>
          <table:table-cell table:formula="of:=[.C57]-[.E57]" office:value-type="float" office:value="0.00000743999999996969" calcext:value-type="float">
            <text:p>0.00000744</text:p>
          </table:table-cell>
        </table:table-row>
        <table:table-row table:style-name="ro2">
          <table:table-cell table:number-columns-repeated="2"/>
          <table:table-cell office:value-type="float" office:value="0.35627932" calcext:value-type="float">
            <text:p>0.35627932</text:p>
          </table:table-cell>
          <table:table-cell/>
          <table:table-cell office:value-type="float" office:value="0.35627924" calcext:value-type="float">
            <text:p>0.35627924</text:p>
          </table:table-cell>
          <table:table-cell/>
          <table:table-cell table:formula="of:=[.C58]-[.E58]" office:value-type="float" office:value="0.0000000800000000134027" calcext:value-type="float">
            <text:p>0.00000008</text:p>
          </table:table-cell>
        </table:table-row>
        <table:table-row table:style-name="ro2">
          <table:table-cell table:number-columns-repeated="2"/>
          <table:table-cell office:value-type="float" office:value="-0.88641218" calcext:value-type="float">
            <text:p>-0.88641218</text:p>
          </table:table-cell>
          <table:table-cell/>
          <table:table-cell office:value-type="float" office:value="-0.88641226" calcext:value-type="float">
            <text:p>-0.88641226</text:p>
          </table:table-cell>
          <table:table-cell/>
          <table:table-cell table:formula="of:=[.C59]-[.E59]" office:value-type="float" office:value="0.0000000800000000689138" calcext:value-type="float">
            <text:p>0.00000008</text:p>
          </table:table-cell>
        </table:table-row>
        <table:table-row table:style-name="ro2">
          <table:table-cell table:number-columns-repeated="2"/>
          <table:table-cell office:value-type="float" office:value="-1.129492" calcext:value-type="float">
            <text:p>-1.129492</text:p>
          </table:table-cell>
          <table:table-cell/>
          <table:table-cell office:value-type="float" office:value="-1.12950056" calcext:value-type="float">
            <text:p>-1.12950056</text:p>
          </table:table-cell>
          <table:table-cell/>
          <table:table-cell table:formula="of:=[.C60]-[.E60]" office:value-type="float" office:value="0.00000856000000015733" calcext:value-type="float">
            <text:p>0.00000856</text:p>
          </table:table-cell>
        </table:table-row>
        <table:table-row table:style-name="ro2">
          <table:table-cell table:number-columns-repeated="2"/>
          <table:table-cell office:value-type="float" office:value="0.61801838" calcext:value-type="float">
            <text:p>0.61801838</text:p>
          </table:table-cell>
          <table:table-cell/>
          <table:table-cell office:value-type="float" office:value="0.61801551" calcext:value-type="float">
            <text:p>0.61801551</text:p>
          </table:table-cell>
          <table:table-cell/>
          <table:table-cell table:formula="of:=[.C61]-[.E61]" office:value-type="float" office:value="0.00000286999999998816" calcext:value-type="float">
            <text:p>0.00000287</text:p>
          </table:table-cell>
        </table:table-row>
        <table:table-row table:style-name="ro2">
          <table:table-cell table:number-columns-repeated="2"/>
          <table:table-cell office:value-type="float" office:value="0.51592029" calcext:value-type="float">
            <text:p>0.51592029</text:p>
          </table:table-cell>
          <table:table-cell/>
          <table:table-cell office:value-type="float" office:value="0.51592141" calcext:value-type="float">
            <text:p>0.51592141</text:p>
          </table:table-cell>
          <table:table-cell/>
          <table:table-cell table:formula="of:=[.C62]-[.E62]" office:value-type="float" office:value="-0.00000111999999996559" calcext:value-type="float">
            <text:p>-0.00000112</text:p>
          </table:table-cell>
        </table:table-row>
        <table:table-row table:style-name="ro2">
          <table:table-cell table:number-columns-repeated="2"/>
          <table:table-cell office:value-type="float" office:value="0.37740819" calcext:value-type="float">
            <text:p>0.37740819</text:p>
          </table:table-cell>
          <table:table-cell/>
          <table:table-cell office:value-type="float" office:value="0.37741475" calcext:value-type="float">
            <text:p>0.37741475</text:p>
          </table:table-cell>
          <table:table-cell/>
          <table:table-cell table:formula="of:=[.C63]-[.E63]" office:value-type="float" office:value="-0.0000065599999999888" calcext:value-type="float">
            <text:p>-0.00000656</text:p>
          </table:table-cell>
        </table:table-row>
        <table:table-row table:style-name="ro2">
          <table:table-cell table:number-columns-repeated="2"/>
          <table:table-cell office:value-type="float" office:value="-0.08188461" calcext:value-type="float">
            <text:p>-0.08188461</text:p>
          </table:table-cell>
          <table:table-cell/>
          <table:table-cell office:value-type="float" office:value="-0.0818122" calcext:value-type="float">
            <text:p>-0.0818122</text:p>
          </table:table-cell>
          <table:table-cell/>
          <table:table-cell table:formula="of:=[.C64]-[.E64]" office:value-type="float" office:value="-0.000072409999999995" calcext:value-type="float">
            <text:p>-0.00007241</text:p>
          </table:table-cell>
        </table:table-row>
        <table:table-row table:style-name="ro2">
          <table:table-cell table:number-columns-repeated="2"/>
          <table:table-cell office:value-type="float" office:value="2.1515781" calcext:value-type="float">
            <text:p>2.1515781</text:p>
          </table:table-cell>
          <table:table-cell/>
          <table:table-cell office:value-type="float" office:value="2.1515407" calcext:value-type="float">
            <text:p>2.1515407</text:p>
          </table:table-cell>
          <table:table-cell/>
          <table:table-cell table:formula="of:=[.C65]-[.E65]" office:value-type="float" office:value="0.0000374000000000763" calcext:value-type="float">
            <text:p>0.0000374</text:p>
          </table:table-cell>
        </table:table-row>
        <table:table-row table:style-name="ro2">
          <table:table-cell table:number-columns-repeated="2"/>
          <table:table-cell office:value-type="float" office:value="-1.69491105" calcext:value-type="float">
            <text:p>-1.69491105</text:p>
          </table:table-cell>
          <table:table-cell/>
          <table:table-cell office:value-type="float" office:value="-1.69488186" calcext:value-type="float">
            <text:p>-1.69488186</text:p>
          </table:table-cell>
          <table:table-cell/>
          <table:table-cell table:formula="of:=[.C66]-[.E66]" office:value-type="float" office:value="-0.0000291900000000123" calcext:value-type="float">
            <text:p>-0.00002919</text:p>
          </table:table-cell>
        </table:table-row>
        <table:table-row table:style-name="ro2">
          <table:table-cell table:number-columns-repeated="2"/>
          <table:table-cell office:value-type="float" office:value="-2.01038242" calcext:value-type="float">
            <text:p>-2.01038242</text:p>
          </table:table-cell>
          <table:table-cell/>
          <table:table-cell office:value-type="float" office:value="-2.01033208" calcext:value-type="float">
            <text:p>-2.01033208</text:p>
          </table:table-cell>
          <table:table-cell/>
          <table:table-cell table:formula="of:=[.C67]-[.E67]" office:value-type="float" office:value="-0.0000503400000000376" calcext:value-type="float">
            <text:p>-0.00005034</text:p>
          </table:table-cell>
        </table:table-row>
        <table:table-row table:style-name="ro2">
          <table:table-cell table:number-columns-repeated="2"/>
          <table:table-cell office:value-type="float" office:value="0.40953985" calcext:value-type="float">
            <text:p>0.40953985</text:p>
          </table:table-cell>
          <table:table-cell/>
          <table:table-cell office:value-type="float" office:value="0.40959864" calcext:value-type="float">
            <text:p>0.40959864</text:p>
          </table:table-cell>
          <table:table-cell/>
          <table:table-cell table:formula="of:=[.C68]-[.E68]" office:value-type="float" office:value="-0.0000587900000000308" calcext:value-type="float">
            <text:p>-0.00005879</text:p>
          </table:table-cell>
        </table:table-row>
        <table:table-row table:style-name="ro2">
          <table:table-cell table:number-columns-repeated="2"/>
          <table:table-cell office:value-type="float" office:value="0.44493263" calcext:value-type="float">
            <text:p>0.44493263</text:p>
          </table:table-cell>
          <table:table-cell/>
          <table:table-cell office:value-type="float" office:value="0.44488879" calcext:value-type="float">
            <text:p>0.44488879</text:p>
          </table:table-cell>
          <table:table-cell/>
          <table:table-cell table:formula="of:=[.C69]-[.E69]" office:value-type="float" office:value="0.0000438399999999617" calcext:value-type="float">
            <text:p>0.00004384</text:p>
          </table:table-cell>
        </table:table-row>
        <table:table-row table:style-name="ro2">
          <table:table-cell table:number-columns-repeated="2"/>
          <table:table-cell office:value-type="float" office:value="-0.89747673" calcext:value-type="float">
            <text:p>-0.89747673</text:p>
          </table:table-cell>
          <table:table-cell/>
          <table:table-cell office:value-type="float" office:value="-0.89744231" calcext:value-type="float">
            <text:p>-0.89744231</text:p>
          </table:table-cell>
          <table:table-cell/>
          <table:table-cell table:formula="of:=[.C70]-[.E70]" office:value-type="float" office:value="-0.0000344200000000905" calcext:value-type="float">
            <text:p>-0.00003442</text:p>
          </table:table-cell>
        </table:table-row>
        <table:table-row table:style-name="ro2">
          <table:table-cell table:number-columns-repeated="2"/>
          <table:table-cell office:value-type="float" office:value="-2.16092874" calcext:value-type="float">
            <text:p>-2.16092874</text:p>
          </table:table-cell>
          <table:table-cell/>
          <table:table-cell office:value-type="float" office:value="-2.16090504" calcext:value-type="float">
            <text:p>-2.16090504</text:p>
          </table:table-cell>
          <table:table-cell/>
          <table:table-cell table:formula="of:=[.C71]-[.E71]" office:value-type="float" office:value="-0.0000237000000002929" calcext:value-type="float">
            <text:p>-0.0000237</text:p>
          </table:table-cell>
        </table:table-row>
        <table:table-row table:style-name="ro2">
          <table:table-cell table:number-columns-repeated="2"/>
          <table:table-cell office:value-type="float" office:value="-1.36166184" calcext:value-type="float">
            <text:p>-1.36166184</text:p>
          </table:table-cell>
          <table:table-cell/>
          <table:table-cell office:value-type="float" office:value="-1.3616141" calcext:value-type="float">
            <text:p>-1.3616141</text:p>
          </table:table-cell>
          <table:table-cell/>
          <table:table-cell table:formula="of:=[.C72]-[.E72]" office:value-type="float" office:value="-0.0000477400000000738" calcext:value-type="float">
            <text:p>-0.00004774</text:p>
          </table:table-cell>
        </table:table-row>
        <table:table-row table:style-name="ro2">
          <table:table-cell table:number-columns-repeated="2"/>
          <table:table-cell office:value-type="float" office:value="-0.42065117" calcext:value-type="float">
            <text:p>-0.42065117</text:p>
          </table:table-cell>
          <table:table-cell/>
          <table:table-cell office:value-type="float" office:value="-0.42065173" calcext:value-type="float">
            <text:p>-0.42065173</text:p>
          </table:table-cell>
          <table:table-cell/>
          <table:table-cell table:formula="of:=[.C73]-[.E73]" office:value-type="float" office:value="0.000000559999999982797" calcext:value-type="float">
            <text:p>0.00000056</text:p>
          </table:table-cell>
        </table:table-row>
        <table:table-row table:style-name="ro2">
          <table:table-cell table:number-columns-repeated="2"/>
          <table:table-cell office:value-type="float" office:value="0.01058278" calcext:value-type="float">
            <text:p>0.01058278</text:p>
          </table:table-cell>
          <table:table-cell/>
          <table:table-cell office:value-type="float" office:value="0.01061461" calcext:value-type="float">
            <text:p>0.01061461</text:p>
          </table:table-cell>
          <table:table-cell/>
          <table:table-cell table:formula="of:=[.C74]-[.E74]" office:value-type="float" office:value="-0.0000318300000000001" calcext:value-type="float">
            <text:p>-0.00003183</text:p>
          </table:table-cell>
        </table:table-row>
        <table:table-row table:style-name="ro2">
          <table:table-cell table:number-columns-repeated="2"/>
          <table:table-cell office:value-type="float" office:value="0.03788755" calcext:value-type="float">
            <text:p>0.03788755</text:p>
          </table:table-cell>
          <table:table-cell/>
          <table:table-cell office:value-type="float" office:value="0.0378875" calcext:value-type="float">
            <text:p>0.0378875</text:p>
          </table:table-cell>
          <table:table-cell/>
          <table:table-cell table:formula="of:=[.C75]-[.E75]" office:value-type="float" office:value="0.0000000500000000014378" calcext:value-type="float">
            <text:p>0.00000005</text:p>
          </table:table-cell>
        </table:table-row>
        <table:table-row table:style-name="ro2">
          <table:table-cell table:number-columns-repeated="2"/>
          <table:table-cell office:value-type="float" office:value="-0.32791399" calcext:value-type="float">
            <text:p>-0.32791399</text:p>
          </table:table-cell>
          <table:table-cell/>
          <table:table-cell office:value-type="float" office:value="-0.32791356" calcext:value-type="float">
            <text:p>-0.32791356</text:p>
          </table:table-cell>
          <table:table-cell/>
          <table:table-cell table:formula="of:=[.C76]-[.E76]" office:value-type="float" office:value="-0.000000429999999995712" calcext:value-type="float">
            <text:p>-0.00000043</text:p>
          </table:table-cell>
        </table:table-row>
        <table:table-row table:style-name="ro2">
          <table:table-cell table:number-columns-repeated="2"/>
          <table:table-cell office:value-type="float" office:value="-0.22788666" calcext:value-type="float">
            <text:p>-0.22788666</text:p>
          </table:table-cell>
          <table:table-cell/>
          <table:table-cell office:value-type="float" office:value="-0.22788672" calcext:value-type="float">
            <text:p>-0.22788672</text:p>
          </table:table-cell>
          <table:table-cell/>
          <table:table-cell table:formula="of:=[.C77]-[.E77]" office:value-type="float" office:value="0.0000000600000000239298" calcext:value-type="float">
            <text:p>0.00000006</text:p>
          </table:table-cell>
        </table:table-row>
        <table:table-row table:style-name="ro2">
          <table:table-cell table:number-columns-repeated="2"/>
          <table:table-cell office:value-type="float" office:value="-0.22048297" calcext:value-type="float">
            <text:p>-0.22048297</text:p>
          </table:table-cell>
          <table:table-cell/>
          <table:table-cell office:value-type="float" office:value="-0.22048347" calcext:value-type="float">
            <text:p>-0.22048347</text:p>
          </table:table-cell>
          <table:table-cell/>
          <table:table-cell table:formula="of:=[.C78]-[.E78]" office:value-type="float" office:value="0.000000500000000014378" calcext:value-type="float">
            <text:p>0.0000005</text:p>
          </table:table-cell>
        </table:table-row>
        <table:table-row table:style-name="ro2">
          <table:table-cell table:number-columns-repeated="2"/>
          <table:table-cell office:value-type="float" office:value="-0.18623472" calcext:value-type="float">
            <text:p>-0.18623472</text:p>
          </table:table-cell>
          <table:table-cell/>
          <table:table-cell office:value-type="float" office:value="-0.18623033" calcext:value-type="float">
            <text:p>-0.18623033</text:p>
          </table:table-cell>
          <table:table-cell/>
          <table:table-cell table:formula="of:=[.C79]-[.E79]" office:value-type="float" office:value="-0.00000438999999999301" calcext:value-type="float">
            <text:p>-0.00000439</text:p>
          </table:table-cell>
        </table:table-row>
        <table:table-row table:style-name="ro2">
          <table:table-cell table:number-columns-repeated="2"/>
          <table:table-cell office:value-type="float" office:value="0.38275857" calcext:value-type="float">
            <text:p>0.38275857</text:p>
          </table:table-cell>
          <table:table-cell/>
          <table:table-cell office:value-type="float" office:value="0.38275305" calcext:value-type="float">
            <text:p>0.38275305</text:p>
          </table:table-cell>
          <table:table-cell/>
          <table:table-cell table:formula="of:=[.C80]-[.E80]" office:value-type="float" office:value="0.00000552000000003661" calcext:value-type="float">
            <text:p>0.00000552</text:p>
          </table:table-cell>
        </table:table-row>
        <table:table-row table:style-name="ro2">
          <table:table-cell table:number-columns-repeated="2"/>
          <table:table-cell office:value-type="float" office:value="0.01124707" calcext:value-type="float">
            <text:p>0.01124707</text:p>
          </table:table-cell>
          <table:table-cell/>
          <table:table-cell office:value-type="float" office:value="0.01124706" calcext:value-type="float">
            <text:p>0.01124706</text:p>
          </table:table-cell>
          <table:table-cell/>
          <table:table-cell table:formula="of:=[.C81]-[.E81]" office:value-type="float" office:value="0.00000000999999999994061" calcext:value-type="float">
            <text:p>0.00000001</text:p>
          </table:table-cell>
        </table:table-row>
        <table:table-row table:style-name="ro2">
          <table:table-cell table:number-columns-repeated="2"/>
          <table:table-cell office:value-type="float" office:value="0.22994037" calcext:value-type="float">
            <text:p>0.22994037</text:p>
          </table:table-cell>
          <table:table-cell/>
          <table:table-cell office:value-type="float" office:value="0.22993492" calcext:value-type="float">
            <text:p>0.22993492</text:p>
          </table:table-cell>
          <table:table-cell/>
          <table:table-cell table:formula="of:=[.C82]-[.E82]" office:value-type="float" office:value="0.00000544999999999019" calcext:value-type="float">
            <text:p>0.00000545</text:p>
          </table:table-cell>
        </table:table-row>
        <table:table-row table:style-name="ro2">
          <table:table-cell table:number-columns-repeated="2"/>
          <table:table-cell office:value-type="float" office:value="0.35133483" calcext:value-type="float">
            <text:p>0.35133483</text:p>
          </table:table-cell>
          <table:table-cell/>
          <table:table-cell office:value-type="float" office:value="0.35133427" calcext:value-type="float">
            <text:p>0.35133427</text:p>
          </table:table-cell>
          <table:table-cell/>
          <table:table-cell table:formula="of:=[.C83]-[.E83]" office:value-type="float" office:value="0.000000559999999982797" calcext:value-type="float">
            <text:p>0.00000056</text:p>
          </table:table-cell>
        </table:table-row>
        <table:table-row table:style-name="ro2">
          <table:table-cell table:number-columns-repeated="2"/>
          <table:table-cell office:value-type="float" office:value="-0.02124486" calcext:value-type="float">
            <text:p>-0.02124486</text:p>
          </table:table-cell>
          <table:table-cell/>
          <table:table-cell office:value-type="float" office:value="-0.02128302" calcext:value-type="float">
            <text:p>-0.02128302</text:p>
          </table:table-cell>
          <table:table-cell/>
          <table:table-cell table:formula="of:=[.C84]-[.E84]" office:value-type="float" office:value="0.0000381599999999989" calcext:value-type="float">
            <text:p>0.00003816</text:p>
          </table:table-cell>
        </table:table-row>
        <table:table-row table:style-name="ro2">
          <table:table-cell table:number-columns-repeated="2"/>
          <table:table-cell office:value-type="float" office:value="-0.04534937" calcext:value-type="float">
            <text:p>-0.04534937</text:p>
          </table:table-cell>
          <table:table-cell/>
          <table:table-cell office:value-type="float" office:value="-0.04534944" calcext:value-type="float">
            <text:p>-0.04534944</text:p>
          </table:table-cell>
          <table:table-cell/>
          <table:table-cell table:formula="of:=[.C85]-[.E85]" office:value-type="float" office:value="0.0000000699999999978496" calcext:value-type="float">
            <text:p>0.00000007</text:p>
          </table:table-cell>
        </table:table-row>
        <table:table-row table:style-name="ro2">
          <table:table-cell table:number-columns-repeated="2"/>
          <table:table-cell office:value-type="float" office:value="-0.13970603" calcext:value-type="float">
            <text:p>-0.13970603</text:p>
          </table:table-cell>
          <table:table-cell/>
          <table:table-cell office:value-type="float" office:value="-0.13970625" calcext:value-type="float">
            <text:p>-0.13970625</text:p>
          </table:table-cell>
          <table:table-cell/>
          <table:table-cell table:formula="of:=[.C86]-[.E86]" office:value-type="float" office:value="0.000000219999999995224" calcext:value-type="float">
            <text:p>0.00000022</text:p>
          </table:table-cell>
        </table:table-row>
        <table:table-row table:style-name="ro2">
          <table:table-cell table:number-columns-repeated="2"/>
          <table:table-cell office:value-type="float" office:value="-0.24526166" calcext:value-type="float">
            <text:p>-0.24526166</text:p>
          </table:table-cell>
          <table:table-cell/>
          <table:table-cell office:value-type="float" office:value="-0.24526167" calcext:value-type="float">
            <text:p>-0.24526167</text:p>
          </table:table-cell>
          <table:table-cell/>
          <table:table-cell table:formula="of:=[.C87]-[.E87]" office:value-type="float" office:value="0.000000010000000022492" calcext:value-type="float">
            <text:p>0.00000001</text:p>
          </table:table-cell>
        </table:table-row>
        <table:table-row table:style-name="ro2">
          <table:table-cell table:number-columns-repeated="2"/>
          <table:table-cell office:value-type="float" office:value="-0.2199759" calcext:value-type="float">
            <text:p>-0.2199759</text:p>
          </table:table-cell>
          <table:table-cell/>
          <table:table-cell office:value-type="float" office:value="-0.21997529" calcext:value-type="float">
            <text:p>-0.21997529</text:p>
          </table:table-cell>
          <table:table-cell/>
          <table:table-cell table:formula="of:=[.C88]-[.E88]" office:value-type="float" office:value="-0.000000609999999984234" calcext:value-type="float">
            <text:p>-0.00000061</text:p>
          </table:table-cell>
        </table:table-row>
        <table:table-row table:style-name="ro2">
          <table:table-cell table:number-columns-repeated="2"/>
          <table:table-cell office:value-type="float" office:value="-0.18673204" calcext:value-type="float">
            <text:p>-0.18673204</text:p>
          </table:table-cell>
          <table:table-cell/>
          <table:table-cell office:value-type="float" office:value="-0.18673016" calcext:value-type="float">
            <text:p>-0.18673016</text:p>
          </table:table-cell>
          <table:table-cell/>
          <table:table-cell table:formula="of:=[.C89]-[.E89]" office:value-type="float" office:value="-0.00000188000000000965" calcext:value-type="float">
            <text:p>-0.00000188</text:p>
          </table:table-cell>
        </table:table-row>
        <table:table-row table:style-name="ro2">
          <table:table-cell table:number-columns-repeated="2"/>
          <table:table-cell office:value-type="float" office:value="0.36669663" calcext:value-type="float">
            <text:p>0.36669663</text:p>
          </table:table-cell>
          <table:table-cell/>
          <table:table-cell office:value-type="float" office:value="0.36669031" calcext:value-type="float">
            <text:p>0.36669031</text:p>
          </table:table-cell>
          <table:table-cell/>
          <table:table-cell table:formula="of:=[.C90]-[.E90]" office:value-type="float" office:value="0.0000063200000000041" calcext:value-type="float">
            <text:p>0.00000632</text:p>
          </table:table-cell>
        </table:table-row>
        <table:table-row table:style-name="ro2">
          <table:table-cell table:number-columns-repeated="2"/>
          <table:table-cell office:value-type="float" office:value="0.00824715" calcext:value-type="float">
            <text:p>0.00824715</text:p>
          </table:table-cell>
          <table:table-cell/>
          <table:table-cell office:value-type="float" office:value="0.00824715" calcext:value-type="float">
            <text:p>0.00824715</text:p>
          </table:table-cell>
          <table:table-cell/>
          <table:table-cell table:formula="of:=[.C91]-[.E9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22913267" calcext:value-type="float">
            <text:p>0.22913267</text:p>
          </table:table-cell>
          <table:table-cell/>
          <table:table-cell office:value-type="float" office:value="0.22912636" calcext:value-type="float">
            <text:p>0.22912636</text:p>
          </table:table-cell>
          <table:table-cell/>
          <table:table-cell table:formula="of:=[.C92]-[.E92]" office:value-type="float" office:value="0.00000631000000000936" calcext:value-type="float">
            <text:p>0.00000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3-09T14:49:39.290207801</dc:date>
    <meta:editing-duration>P0D</meta:editing-duration>
    <meta:editing-cycles>1</meta:editing-cycles>
    <meta:document-statistic meta:table-count="1" meta:cell-count="275" meta:object-count="0"/>
    <meta:generator>LibreOffice/4.2.8.2$Linux_X86_64 LibreOffice_project/420m0$Build-2</meta:generator>
  </office:meta>
</office:document-meta>
</file>